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employee-jan-2019-present"/>Senior Software Engineer with Expertise in Java, Python, and ML (employee, Jan 2019 — PRESENT)<text:bookmark-end text:name="senior-software-engineer-with-expertise-in-java-python-and-ml-employee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Bayes, SQL, Python, Sklearn)</text:p>
        </text:list-item>
        <text:list-item>
          <text:p text:style-name="P2">Implemented the experimental win-rate model for the avails predictor (PyTorch)</text:p>
        </text:list-item>
        <text:list-item>
          <text:p text:style-name="P2">Implemented and delivered the versioned ML model storage (Nginx, Python, Cherrypy)</text:p>
        </text:list-item>
        <text:list-item>
          <text:p text:style-name="P2">Implemented and delivered the app store scraper with embeddings (Python, Docker, K8S, Trino, Pytorch, Optuna, Tensorboard)</text:p>
        </text:list-item>
        <text:list-item>
          <text:p text:style-name="P2">Implemented and delivered the cleanroom prescription visualizer (Python, Streamlit, Plotly, Google Big Query, Google Big Storage)</text:p>
        </text:list-item>
        <text:list-item>
          <text:p text:style-name="P2">Implemented and delivered the NPI embedding model for the doctors (Python, Docker, PyTorch, Contrastive Learning, Google Big Query, Google Big Storage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list text:style-name="L5">
        <text:list-item>
          <text:p text:style-name="P5">Yoshkar-Ola, Russia, “Computing machines, complexes, systems, and networks”</text:p>
        </text:list-item>
        <text:list-item>
          <text:p text:style-name="P5">Engineer (with honors, equivalent to a master’s degree)</text:p>
        </text:list-item>
        <text:list-item>
          <text:p text:style-name="P5">Graduation work: “Applying of wavelet transformation to results of gas-chromatography analysis”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12-10T14:31:49Z</meta:creation-date>
    <dc:date>2025-12-10T14:31:49Z</dc:date>
    <meta:user-defined meta:name="pagetitle" meta:value-type="string">Nick Mazurkin – resume</meta:user-defined>
  </office:meta>
</office:document-meta>
</file>